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Iterativa</text:p>
          </table:table-cell>
          <table:table-cell office:value-type="string" table:style-name="ce1">
            <text:p>Recursiva</text:p>
          </table:table-cell>
          <table:table-cell/>
          <table:table-cell table:style-name="ce1">
            <draw:frame draw:z-index="1" draw:id="id0" draw:style-name="a0" draw:name="Chart 1" svg:x="0.53333in" svg:y="0.00833in" svg:width="6.10833in" svg:height="3.295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1000" table:style-name="ce1">
            <text:p>1100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2000" table:style-name="ce1">
            <text:p>12000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3000" table:style-name="ce1">
            <text:p>13000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4000" table:style-name="ce1">
            <text:p>14000</text:p>
          </table:table-cell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5000" table:style-name="ce1">
            <text:p>15000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7000" table:style-name="ce1">
            <text:p>17000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9000" table:style-name="ce1">
            <text:p>19000</text:p>
          </table:table-cell>
          <table:table-cell office:value-type="float" office:value="107" table:style-name="ce1">
            <text:p>107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106" table:style-name="ce1">
            <text:p>10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Rodrigo Bento</meta:initial-creator>
    <dc:creator>Rodrigo Bento</dc:creator>
    <meta:creation-date>2020-10-13T14:49:02Z</meta:creation-date>
    <dc:date>2020-10-13T15:00:58Z</dc:date>
    <meta:print-date>2020-10-13T14:55:2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7.2996850393701pt" svg:width="439.7996850393701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21"/>
          </chart:axis>
          <chart:series chart:label-cell-address="Sheet1.$B$1" chart:values-cell-range-address="Sheet1.$B$2:.$B$21" chart:class="chart:line" chart:attached-axis="primary-y" chart:style-name="G0S0">
            <chart:data-point chart:repeated="20"/>
          </chart:series>
          <chart:series chart:label-cell-address="Sheet1.$C$1" chart:values-cell-range-address="Sheet1.$C$2:.$C$21" chart:class="chart:line" chart:attached-axis="primary-y" chart:style-name="G0S1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